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ad8" officeooo:paragraph-rsid="0002dad8"/>
    </style:style>
    <style:style style:name="P2" style:family="paragraph" style:parent-style-name="Text_20_body">
      <style:text-properties officeooo:rsid="00053492" officeooo:paragraph-rsid="00053492"/>
    </style:style>
    <style:style style:name="P3" style:family="paragraph" style:parent-style-name="Text_20_body">
      <style:text-properties officeooo:rsid="00063eb2" officeooo:paragraph-rsid="00063eb2"/>
    </style:style>
    <style:style style:name="P4" style:family="paragraph" style:parent-style-name="Text_20_body">
      <style:text-properties officeooo:rsid="0006e745" officeooo:paragraph-rsid="0006e745"/>
    </style:style>
    <style:style style:name="P5" style:family="paragraph" style:parent-style-name="Text_20_body">
      <style:text-properties officeooo:rsid="00084686" officeooo:paragraph-rsid="00084686"/>
    </style:style>
    <style:style style:name="P6" style:family="paragraph" style:parent-style-name="Text_20_body">
      <style:text-properties officeooo:rsid="000b1edf" officeooo:paragraph-rsid="000b1edf"/>
    </style:style>
    <style:style style:name="T1" style:family="text">
      <style:text-properties fo:color="#6a8759" loext:opacity="100%" style:font-name="JetBrains Mono" fo:font-size="10.5pt" fo:font-style="normal" fo:font-weight="normal" fo:background-color="#364135" loext:char-shading-value="0" style:font-size-asian="10.5pt" style:font-style-asian="normal" style:font-weight-asian="normal"/>
    </style:style>
    <style:style style:name="T2" style:family="text">
      <style:text-properties officeooo:rsid="00063e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3eb2" style:font-weight-asian="bold" style:font-weight-complex="bold"/>
    </style:style>
    <style:style style:name="T5" style:family="text">
      <style:text-properties fo:font-weight="bold" officeooo:rsid="0006e745" style:font-weight-asian="bold" style:font-weight-complex="bold"/>
    </style:style>
    <style:style style:name="T6" style:family="text">
      <style:text-properties fo:font-weight="bold" officeooo:rsid="00084686" style:font-weight-asian="bold" style:font-weight-complex="bold"/>
    </style:style>
    <style:style style:name="T7" style:family="text">
      <style:text-properties officeooo:rsid="0006e745"/>
    </style:style>
    <style:style style:name="T8" style:family="text">
      <style:text-properties officeooo:rsid="0008468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f8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nding paths problem and solution</text:p>
      <text:p text:style-name="P1"/>
      <text:h text:style-name="Heading_20_1" text:outline-level="1">Introduction</text:h>
      <text:p text:style-name="Text_20_body">People like travels. Sometimes they need to reach some point in the world because they are going to vacations, sometimes this is a business case. People go by train, use ships, use flying machines to reach <text:s/>their destination. Not alway you can take <text:span text:style-name="T10">single</text:span> transport vehicle and go to the destination point from your current location. Often you need to use multiple Transfers between intermediate Points to reach your destination Point.</text:p>
      <text:h text:style-name="Heading_20_1" text:outline-level="1">The problem</text:h>
      <text:p text:style-name="P2">The well known problem: finding path between two points, where you have a set of transfers between some of the points in the set. But the problem is even harder when you must consider timings: <text:span text:style-name="T10">when </text:span>each transfer <text:span text:style-name="T10">starts and when it ends</text:span>, <text:s/>when you have to reach the destination point.</text:p>
      <text:p text:style-name="P2">If you have lots for Points and Transfers, it is a large amount of data. The large amount of data needs databases to store them into. But if you use simple sql’s to find a Path using multiple Transfers using intermediate Points to your destination Point, you are going to <text:span text:style-name="T3">fail</text:span>, because there is <text:span text:style-name="T3">no good default solution</text:span> to create such a SQL index to work your sql fast enough. The problem is that when you join Transfers using time intervals like </text:p>
      <text:p text:style-name="P2">(sourcePoint.arrivalTime &lt; intermediatePoint.departureTime and sourcePoint.arrivalTime &gt; </text:p>
      <text:p text:style-name="P2">DATE_ADD(<text:span text:style-name="T2">destinationPoint</text:span>.<text:span text:style-name="T2">deparatureTime</text:span>, INTERVAL <text:span text:style-name="T2">8</text:span> HOUR) <text:span text:style-name="T2">), there is </text:span><text:span text:style-name="T4">no way to crate a good table index</text:span><text:span text:style-name="T2"> to handle a such condition.</text:span></text:p>
      <text:h text:style-name="Heading_20_1" text:outline-level="1">The solution</text:h>
      <text:p text:style-name="P3">The solution comes to use discrete time intervals, that I call c<text:span text:style-name="T3">lustering strategy</text:span> in my example application.</text:p>
      <text:p text:style-name="P3">I will not go to details here, but I provide test results using <text:span text:style-name="T3">clustering strategy</text:span> and a <text:span text:style-name="T3">simple sql join strategy</text:span> to find travel Pahts.</text:p>
      <text:p text:style-name="P3">There are two databases with a generated data to test strategies, mentioned above: <text:span text:style-name="T3">test_normal</text:span> and <text:span text:style-name="T3">test_complete</text:span>.</text:p>
      <text:p text:style-name="P3">Each database contains about 1000 generated Points, and about 1000000 generated transfers for a time period from 2027-01-01 to 2027-12-01.</text:p>
      <text:p text:style-name="P3"/>
      <text:p text:style-name="P3">Points are alligned to a <text:s/>30x30 grid square, where distance between two neigbour Points is 6000 units. There are periodic transfers between each two neigbour points at 8 directions ( up, down, left, right and 4 diagonal directions ). This is how <text:s/><text:span text:style-name="T3">test_normal</text:span> database data looks like.</text:p>
      <text:p text:style-name="P3"><text:soft-page-break/>In the <text:s/><text:span text:style-name="T5">test_complete</text:span><text:span text:style-name="T7"> database points of coordinate X=0, are treated as HUB points, and have additional travels with </text:span><text:span text:style-name="T5">each</text:span><text:span text:style-name="T7"> other HUB point. Also there are additional travels with each HUB point and remaining points, whose Y coordinate is the same as a HUB point’s Y coordinate.</text:span></text:p>
      <text:p text:style-name="P3"/>
      <text:p text:style-name="P4">This way you should always find a Path if you use 4 transfers between any <text:s/>two Points in the <text:span text:style-name="T3">test_complete</text:span> database.</text:p>
      <text:p text:style-name="P4"/>
      <text:p text:style-name="P4">In the <text:span text:style-name="T3">test_normal</text:span> database you will find a Path between two pointas A and B if the distance between them is equal or less Transfer amount multiplied by 6000.</text:p>
      <text:p text:style-name="P4"/>
      <text:p text:style-name="P4">Maximal connection hours should be considered between intermediate points, when you expect to find a Path. The longer connection period between transfers, the higher possibility to find a Path, but for the traveler it is less comfortable to wait longer in the intermediate Point to continue his travel.</text:p>
      <text:p text:style-name="P4">Also bigger connection periods makes bigger load on the database when the Path finding algorithm is running.</text:p>
      <text:p text:style-name="P4"/>
      <text:h text:style-name="Heading_20_1" text:outline-level="1">Summary experiment results</text:h>
      <text:p text:style-name="P4"/>
      <text:p text:style-name="P4">When you use 2 Transfers (one time of transport vehicle cahnge) for finding Path, simple algorithm does well running max 0.17 s ; but if you will try to find a Paht with 3 Transfers (two times of transport vehicle change), running sql always timeouts (longer than 15s).</text:p>
      <text:p text:style-name="P4">Using clustering strategy <text:s/><text:span text:style-name="T8">Paths with transfers count 4, are found efficiently </text:span><text:span text:style-name="T6">faster than by 1 second</text:span><text:span text:style-name="T8">.</text:span></text:p>
      <text:p text:style-name="P5">Paths with transfers count 5 and connection time 32 hours are found in <text:span text:style-name="T3">4 to 5 s </text:span><text:span text:style-name="T9">in database </text:span><text:span text:style-name="T3">test_normal</text:span><text:span text:style-name="T9">. And in </text:span><text:span text:style-name="T3">3 to 7s</text:span><text:span text:style-name="T9"> in database test_complete.</text:span></text:p>
      <text:p text:style-name="P5"><text:span text:style-name="T9"/></text:p>
      <text:p text:style-name="P5"><text:span text:style-name="T9">The experimental code is deployed at </text:span><text:a xlink:type="simple" xlink:href="http://darbelis.eu:7080/" text:style-name="Internet_20_link" text:visited-style-name="Visited_20_Internet_20_Link"><text:span text:style-name="T9">http://darbelis.eu:7080</text:span></text:a><text:span text:style-name="T9">, you may try to search Paths by yourself. The long running queries are interrupted by the DB statement config if they reach running time 30s (15s if the Transfers count &lt;= 3 ).</text:span></text:p>
      <text:p text:style-name="P5"><text:span text:style-name="T9"/></text:p>
      <text:p text:style-name="P5"><text:span text:style-name="T9">The detailed experiments data are collected in the separate files.</text:span></text:p>
      <text:p text:style-name="P4"/>
      <text:p text:style-name="P6">2025-12-22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5:42:39.216068701</meta:creation-date>
    <dc:date>2025-12-22T13:25:34.410391518</dc:date>
    <meta:editing-duration>PT12M37S</meta:editing-duration>
    <meta:editing-cycles>6</meta:editing-cycles>
    <meta:generator>LibreOffice/24.2.7.2$Linux_X86_64 LibreOffice_project/420$Build-2</meta:generator>
    <meta:print-date>2025-12-22T13:23:38.263185870</meta:print-date>
    <meta:printed-by>PDF files</meta:printed-by>
    <meta:document-statistic meta:table-count="0" meta:image-count="0" meta:object-count="0" meta:page-count="2" meta:paragraph-count="26" meta:word-count="672" meta:character-count="4053" meta:non-whitespace-character-count="3398"/>
  </office:meta>
</office:document-meta>
</file>